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acto. Este punto que planteás es esencial y muy potente para el capítulo.</text:p>
      <text:p text:style-name="Text_20_body">La idea de que <text:span text:style-name="Strong_20_Emphasis">los humanos son superiores al resto de las especies</text:span> no solo es una suposición filosófica heredada, sino también un <text:span text:style-name="Strong_20_Emphasis">obstáculo cognitivo</text:span> que interfiere con nuestra capacidad de comprender la vida como sistema. Esa creencia nos impide ver a los individuos (humanos y no humanos) como <text:span text:style-name="Strong_20_Emphasis">partes equivalentes de un proceso lógico</text:span>.</text:p>
      <text:p text:style-name="Horizontal_20_Line"/>
      <text:h text:style-name="Heading_20_2" text:outline-level="2">🧠 Propuesta para integrar esta crítica en el capítulo</text:h>
      <text:p text:style-name="Text_20_body">Podemos introducir esta reflexión en la <text:span text:style-name="Strong_20_Emphasis">sección de laboratorio</text:span> y también dejarla sugerida en la parte narrativa a través del anfitrión o la experiencia de Elara.</text:p>
      <text:p text:style-name="Text_20_body">Aquí va una formulación preliminar para la parte científica:</text:p>
      <text:p text:style-name="Horizontal_20_Line"/>
      <text:h text:style-name="Heading_20_3" text:outline-level="3">📘 Fragmento sugerido para la sección de laboratorio:</text:h>
      <text:p text:style-name="Quotations">A lo largo de la historia, muchas corrientes filosóficas y religiosas han promovido la idea de que los seres humanos ocupan un lugar especial en el universo.<text:line-break/>Que fuimos elegidos. Que somos el centro del sistema.<text:line-break/>Que las demás criaturas están aquí <text:span text:style-name="Emphasis">para nosotros</text:span>, subordinadas, prescindibles, inferiores.</text:p>
      <text:p text:style-name="Quotations">Sin embargo, al analizar la vida desde una perspectiva lógica y funcional, este supuesto se derrumba.<text:line-break/>El sistema no hace distinciones.<text:line-break/>No existen jerarquías esenciales entre especies. No hay favoritos.</text:p>
      <text:p text:style-name="Quotations">Cada individuo —ya sea un pez, una abeja, una célula o un ser humano— es una <text:span text:style-name="Strong_20_Emphasis">variante de datos</text:span>, un experimento del sistema, un paso en la resolución de un problema mayor.<text:line-break/>No importa su tamaño, su forma o su nivel de conciencia.<text:line-break/>Lo que importa es que <text:span text:style-name="Strong_20_Emphasis">ocupa un lugar único en el espacio de posibilidades</text:span>, y que su existencia permite al sistema explorar una nueva región de ese espacio.</text:p>
      <text:p text:style-name="Quotations">El pensamiento que nos lleva a creernos superiores <text:span text:style-name="Strong_20_Emphasis">no está sustentado en el funcionamiento del sistema</text:span>, sino en nuestras construcciones culturales, emocionales y religiosas.<text:line-break/>Comprender a la vida como sistema nos obliga a dejar atrás ese sesgo.<text:line-break/>Y observar al mundo con nuevos ojos.</text:p>
      <text:p text:style-name="Horizontal_20_Line"/>
      <text:p text:style-name="Text_20_body">Y en la parte narrativa podríamos introducir un <text:span text:style-name="Emphasis">anfitrión</text:span> que, por tradición o cultura, considere a su especie como superior, para que Elara confronte esa idea en su búsqueda de respuestas. Incluso podría encontrarse en una sociedad que desprecia a otras criaturas "menores", para que la historia exponga este prejuicio como un obstáculo al entendimiento profundo de la vida.</text:p>
      <text:p text:style-name="Text_20_body"><text:soft-page-break/>¿Te gustaría que preparemos una escena narrativa basada en este concepto? ¿O querés primero terminar de construir la parte científica completa del capítulo antes de avanzar con la historia de Elar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5T19:34:47.838000000</meta:creation-date>
    <dc:date>2025-07-05T19:36:45.769000000</dc:date>
    <meta:editing-duration>PT1M58S</meta:editing-duration>
    <meta:editing-cycles>1</meta:editing-cycles>
    <meta:document-statistic meta:table-count="0" meta:image-count="0" meta:object-count="0" meta:page-count="2" meta:paragraph-count="12" meta:word-count="402" meta:character-count="2477" meta:non-whitespace-character-count="2087"/>
    <meta:generator>LibreOffice/7.3.5.2$Windows_X86_64 LibreOffice_project/184fe81b8c8c30d8b5082578aee2fed2ea847c01</meta:generator>
  </office:meta>
</office:document-meta>
</file>